
<file path=META-INF/manifest.xml><?xml version="1.0" encoding="utf-8"?>
<manifest:manifest xmlns:manifest="urn:oasis:names:tc:opendocument:xmlns:manifest:1.0">
  <manifest:file-entry manifest:media-type="application/vnd.oasis.opendocument.presentation" manifest:full-path="/"/>
  <manifest:file-entry manifest:media-type="text/xml" manifest:full-path="settings.xml"/>
  <manifest:file-entry manifest:media-type="text/xml" manifest:full-path="meta.xml"/>
  <manifest:file-entry manifest:media-type="text/xml" manifest:full-path="content.xml"/>
  <manifest:file-entry manifest:media-type="" manifest:full-path="mimetype"/>
  <manifest:file-entry manifest:media-type="text/xml" manifest:full-path="styles.xml"/>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margin-left="1.2cm" fo:text-align="start"/>
    </style:style>
    <style:style style:family="paragraph" style:name="P2">
      <style:paragraph-properties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4">
      <style:paragraph-properties fo:text-align="start" text:enable-numbering="true"/>
    </style:style>
    <style:style style:family="paragraph" style:name="P5">
      <style:paragraph-properties fo:margin-left="1.2cm" fo:text-align="start" text:enable-numbering="true"/>
    </style:style>
  </office:automatic-styles>
  <office:body>
    <office:presentation>
      <draw:page draw:master-page-name="Title_20_Slide" draw:name="page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is Performance Management?</text:p>
          </draw:text-box>
        </draw:frame>
        <draw:frame draw:layer="layout" presentation:class="outline" presentation:style-name="Default-outline1" svg:height="11.049cm" svg:width="22.86cm" svg:x="1.28cm" svg:y="5.31cm">
          <draw:text-box>
            <text:p text:style-name="P1"><text:span text:style-name="P0">Monitor and measure various aspects of performance so that overall
performance can be maintained at an acceptable level.</text:span></text:p>
            <text:p text:style-name="P2">How would you do it?</text:p>
            <text:list text:style-name="L2">
              <text:list-item>
                <text:p text:style-name="P4">What can you measure?</text:p>
              </text:list-item>
              <text:list-item>
                <text:p text:style-name="P4">How would you measure it?</text:p>
              </text:list-item>
              <text:list-item>
                <text:p text:style-name="P4">How would you store it?</text:p>
              </text:list-item>
              <text:list-item>
                <text:p text:style-name="P4">How would you report it?</text:p>
              </text:list-item>
            </text:list>
          </draw:text-box>
        </draw:frame>
      </draw:page>
      <draw:page draw:master-page-name="Title_20_Slide" draw:name="page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y use Performance Management?</text:p>
          </draw:text-box>
        </draw:frame>
        <draw:frame draw:layer="layout" presentation:class="outline" presentation:style-name="Default-outline1" svg:height="11.049cm" svg:width="22.86cm" svg:x="1.28cm" svg:y="5.31cm">
          <draw:text-box>
            <text:list text:style-name="L2">
              <text:list-item>
                <text:p text:style-name="P4">Forensic analysis of failures</text:p>
              </text:list-item>
              <text:list-item>
                <text:p text:style-name="P4">Predicting future failures</text:p>
              </text:list-item>
            </text:list>
          </draw:text-box>
        </draw:frame>
        <presentation:notes draw:style-name="dp2">
          <draw:page-thumbnail draw:layer="layout" draw:page-number="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4">We most often use these graphs when a failure has occurred, or a problem is
detected by a monitoring system, such as:</text:p>
              <text:list text:style-name="L2">
                <text:list-item>
                  <text:p text:style-name="P4">a server crashed</text:p>
                </text:list-item>
                <text:list-item>
                  <text:p text:style-name="P4">a network connection is slow/congested/lossy</text:p>
                </text:list-item>
                <text:list-item>
                  <text:p text:style-name="P4">Nagios detected a server running out of disk space or memory</text:p>
                </text:list-item>
                <text:list-item>
                  <text:p text:style-name="P4">a server is/was running slowly (out of spec)</text:p>
                </text:list-item>
              </text:list>
              <text:p text:style-name="P4">Nagios checks (yes/no answers) are our most important performance spec.
We set thresholds for things like:</text:p>
              <text:list text:style-name="L2">
                <text:list-item>
                  <text:p text:style-name="P4">"too slow" page loading</text:p>
                </text:list-item>
                <text:list-item>
                  <text:p text:style-name="P4">"too slow" email delivery</text:p>
                </text:list-item>
                <text:list-item>
                  <text:p text:style-name="P4">"too much" packet loss</text:p>
                </text:list-item>
                <text:list-item>
                  <text:p text:style-name="P4">"too little" disk space free</text:p>
                </text:list-item>
              </text:list>
              <text:p text:style-name="P4">All these thresholds are arbitrary,<text:s/><text:span text:style-name="P1">but</text:span> they often detect problems
before they occur. They also often create noise. Sometimes we have to
change the thresholds to reduce noise and keep the system useful.</text:p>
              <text:p text:style-name="P4">By looking at the performance graphs we can establish correlations:</text:p>
              <text:list text:style-name="L2">
                <text:list-item>
                  <text:p text:style-name="P4">The disk filled up suddently, overnight: someone left a job running?</text:p>
                </text:list-item>
                <text:list-item>
                  <text:p text:style-name="P4">The network connection has been getting more congested for a while,</text:p>
                </text:list-item>
                <text:list-item>
                  <text:p text:style-name="P4">Available bandwidth suddenly dropped two weeks ago when the ISP
sent an engineer out to resolve another issue.</text:p>
                </text:list-item>
                <text:list-item>
                  <text:p text:style-name="P4">The server's memory is nearly full every night: a scheduled cron job?</text:p>
                </text:list-item>
              </text:list>
              <text:p text:style-name="P4">Usually these correlations either help us to create new hypotheses, or rule
out some hypotheses, to help us identify the cause. They rarely answer the
question by themselves.</text:p>
              <text:p text:style-name="P4">Graphs are really useful for quickly analysing large quantities of performance
data that would otherwise be useless, to pick out correlations and trends
by engaging the brain's visual circuitry.</text:p>
            </draw:text-box>
          </draw:frame>
        </presentation:notes>
      </draw:page>
      <draw:page draw:master-page-name="Title_20_Slide" draw:name="page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ase study: Diagnosis using baseline data</text:p>
          </draw:text-box>
        </draw:frame>
        <draw:frame draw:layer="layout" presentation:class="outline" presentation:style-name="Default-outline1" svg:height="11.049cm" svg:width="22.86cm" svg:x="1.28cm" svg:y="5.31cm">
          <draw:text-box>
            <text:p text:style-name="P2">Useful questions for diagnosing performance-related problems:</text:p>
            <text:list text:style-name="L2">
              <text:list-item>
                <text:p text:style-name="P4">What is "normal"?</text:p>
              </text:list-item>
              <text:list-item>
                <text:p text:style-name="P4">Are we within a "normal" range?</text:p>
              </text:list-item>
              <text:list-item>
                <text:p text:style-name="P4">When did it change?</text:p>
              </text:list-item>
              <text:list-item>
                <text:p text:style-name="P4">What happened at the same time?</text:p>
              </text:list-item>
            </text:list>
            <text:p text:style-name="P4">All of these require collecting and storing historical data (a baseline).</text:p>
          </draw:text-box>
        </draw:frame>
      </draw:page>
      <draw:page draw:master-page-name="Title_20_Slide" draw:name="page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areful with Performance Management!</text:p>
          </draw:text-box>
        </draw:frame>
        <draw:frame draw:layer="layout" presentation:class="outline" presentation:style-name="Default-outline1" svg:height="11.049cm" svg:width="22.86cm" svg:x="1.28cm" svg:y="5.31cm">
          <draw:text-box>
            <text:list text:style-name="L2">
              <text:list-item>
                <text:p text:style-name="P4">It's possible to measure everything;</text:p>
              </text:list-item>
              <text:list-item>
                <text:p text:style-name="P4">Everything has a cost;</text:p>
              </text:list-item>
              <text:list-item>
                <text:p text:style-name="P4">The benefits are limited:</text:p>
              </text:list-item>
              <text:list-item>
                <text:list>
                  <text:list-item>
                    <text:p text:style-name="P5"><text:span text:style-name="P0">post-mortem analysis,</text:span></text:p>
                  </text:list-item>
                  <text:list-item>
                    <text:p text:style-name="P5"><text:span text:style-name="P0">early warning of problems.</text:span></text:p>
                  </text:list-item>
                </text:list>
              </text:list-item>
            </text:list>
          </draw:text-box>
        </draw:frame>
        <presentation:notes draw:style-name="dp2">
          <draw:page-thumbnail draw:layer="layout" draw:page-number="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4">Performance data can require:</text:p>
              <text:list text:style-name="L2">
                <text:list-item>
                  <text:p text:style-name="P4">a lot of CPU time and bandwidth to collect and aggregate;</text:p>
                </text:list-item>
                <text:list-item>
                  <text:p text:style-name="P4">a lot of disk space to store;</text:p>
                </text:list-item>
                <text:list-item>
                  <text:p text:style-name="P4">a lot of CPU to produce graphs.</text:p>
                </text:list-item>
              </text:list>
              <text:p text:style-name="P4">For example, our monitoring system with 55 hosts, 650 services in Nagios
and 31 hosts, 1085 services in Munin, uses:</text:p>
              <text:list text:style-name="L2">
                <text:list-item>
                  <text:p text:style-name="P4">93% of one virtual CPU</text:p>
                </text:list-item>
                <text:list-item>
                  <text:p text:style-name="P4">5.7 GB disk space</text:p>
                </text:list-item>
                <text:list-item>
                  <text:p text:style-name="P4">1.8 GB per day bandwidth</text:p>
                </text:list-item>
              </text:list>
            </draw:text-box>
          </draw:frame>
        </presentation:notes>
      </draw:page>
      <draw:page draw:master-page-name="Title_20_Slide" draw:name="page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Performance management tools</text:p>
          </draw:text-box>
        </draw:frame>
        <draw:frame draw:layer="layout" presentation:class="outline" presentation:style-name="Default-outline1" svg:height="11.049cm" svg:width="22.86cm" svg:x="1.28cm" svg:y="5.31cm">
          <draw:text-box>
            <text:p text:style-name="P2">Some software tools return numerical information about services, or even
archive and graph it:</text:p>
            <text:list text:style-name="L2">
              <text:list-item>
                <text:p text:style-name="P4"><text:span text:style-name="P2">Smokeping</text:span></text:p>
              </text:list-item>
              <text:list-item>
                <text:list>
                  <text:p text:style-name="P4">collect and graph low-level packet loss and latency data from wireless
and modulated Layer 2 links (quality of service/QoS).collect and graph low-level packet loss and latency data from wireless
and modulated Layer 2 links (quality of service/QoS).</text:p>
                </text:list>
              </text:list-item>
              <text:list-item>
                <text:p text:style-name="P4"><text:span text:style-name="P2">Munin</text:span></text:p>
              </text:list-item>
              <text:list-item>
                <text:list>
                  <text:p text:style-name="P4">collect and graphing information from Unix servers, such
as disk, memory and CPU usage, mail queue size, etc.collect and graphing information from Unix servers, such
as disk, memory and CPU usage, mail queue size, etc.</text:p>
                </text:list>
              </text:list-item>
              <text:list-item>
                <text:p text:style-name="P4"><text:span text:style-name="P2">Windows Performance Counters</text:span></text:p>
              </text:list-item>
              <text:list-item>
                <text:list>
                  <text:p text:style-name="P4">collect and graphing information from multiple (newer) Windows servers
across a network.collect and graphing information from multiple (newer) Windows servers
across a network.</text:p>
                </text:list>
              </text:list-item>
              <text:list-item>
                <text:p text:style-name="P4"><text:span text:style-name="P2">Nagios</text:span></text:p>
              </text:list-item>
              <text:list-item>
                <text:list>
                  <text:p text:style-name="P4">collect performance metrics as well as up/down decision data and
from each service, can derive service uptime, can be graphed using
add-ons.collect performance metrics as well as up/down decision data and
from each service, can derive service uptime, can be graphed using
add-ons.</text:p>
                </text:list>
              </text:list-item>
              <text:list-item>
                <text:p text:style-name="P4"><text:span text:style-name="P2">Zenoss and Cacti</text:span></text:p>
              </text:list-item>
              <text:list-item>
                <text:list>
                  <text:p text:style-name="P4">collect performance metrics from devices with SNMP support and graph them.collect performance metrics from devices with SNMP support and graph them.</text:p>
                </text:list>
              </text:list-item>
              <text:list-item>
                <text:p text:style-name="P4"><text:span text:style-name="P2">pmacct, pmgraph, argus and nfsen</text:span></text:p>
              </text:list-item>
              <text:list-item>
                <text:list>
                  <text:p text:style-name="P4">collect network traffic information broken down by flow for analysis.collect network traffic information broken down by flow for analysis.</text:p>
                </text:list>
              </text:list-item>
              <text:list-item>
                <text:p text:style-name="P4"><text:span text:style-name="P2">squid cache manager, webalizer and Google Analytics</text:span></text:p>
              </text:list-item>
              <text:list-item>
                <text:list>
                  <text:p text:style-name="P4">collect web traffic logs for analysis.collect web traffic logs for analysis.</text:p>
                </text:list>
              </text:list-item>
              <text:list-item>
                <text:p text:style-name="P4"><text:span text:style-name="P2">rrdtool</text:span></text:p>
              </text:list-item>
              <text:list-item>
                <text:list>
                  <text:p text:style-name="P4">stores time-sequence data with high performance, automatic history
purging, and decent graphs. Used by smokeping, munin and cacti.stores time-sequence data with high performance, automatic history
purging, and decent graphs. Used by smokeping, munin and cacti.</text:p>
                </text:list>
              </text:list-item>
            </text:list>
          </draw:text-box>
        </draw:frame>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